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Nunito" svg:font-family="Nunito, sans-serif"/>
    <style:font-face style:name="Arial Unicode MS1" svg:font-family="'Arial Unicode MS'" style:font-family-generic="swiss"/>
    <style:font-face style:name="Courier New" svg:font-family="'Courier New'" style:font-family-generic="moder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_20_Spacing">
      <style:paragraph-properties fo:margin-left="0in" fo:margin-right="0in" fo:text-indent="0in" style:auto-text-indent="false"/>
      <style:text-properties style:font-name="Georgia" fo:font-size="10.5pt" style:font-size-asian="10.5pt" style:font-size-complex="10.5pt"/>
    </style:style>
    <style:style style:name="P2" style:family="paragraph" style:parent-style-name="No_20_Spacing">
      <style:paragraph-properties fo:margin-left="0in" fo:margin-right="0in" fo:text-indent="0in" style:auto-text-indent="false"/>
      <style:text-properties style:font-name="Georgia" fo:font-size="10.5pt" style:font-size-asian="10.5pt" style:font-name-complex="Times New Roman1" style:font-size-complex="10.5pt"/>
    </style:style>
    <style:style style:name="P3" style:family="paragraph" style:parent-style-name="Standard" style:list-style-name="">
      <style:paragraph-properties fo:margin-left="0in" fo:margin-right="0in" fo:margin-top="0in" fo:margin-bottom="0in" fo:line-height="100%" fo:text-indent="0in" style:auto-text-indent="false"/>
      <style:text-properties style:font-name="Georgia" fo:font-size="10.5pt" style:font-size-asian="10.5pt" style:font-size-complex="10.5pt"/>
    </style:style>
    <style:style style:name="P4" style:family="paragraph" style:parent-style-name="Standard" style:list-style-name="">
      <style:paragraph-properties fo:margin-left="0in" fo:margin-right="0in" fo:margin-top="0in" fo:margin-bottom="0in" fo:line-height="100%" fo:text-indent="0in" style:auto-text-indent="false"/>
      <style:text-properties style:font-name="Georgia" fo:font-size="12pt" style:font-size-asian="12pt" style:font-size-complex="12pt"/>
    </style:style>
    <style:style style:name="P5" style:family="paragraph" style:parent-style-name="Standard">
      <style:paragraph-properties fo:margin-left="0in" fo:margin-right="0in" fo:margin-top="0in" fo:margin-bottom="0in" fo:line-height="100%" fo:text-indent="0in" style:auto-text-indent="false"/>
    </style:style>
    <style:style style:name="P6" style:family="paragraph" style:parent-style-name="Standard">
      <style:paragraph-properties fo:margin-left="0in" fo:margin-right="0in" fo:margin-top="0in" fo:margin-bottom="0in" fo:line-height="100%" fo:text-indent="0in" style:auto-text-indent="false"/>
    </style:style>
    <style:style style:name="P7" style:family="paragraph" style:parent-style-name="Standard" style:list-style-name="">
      <style:paragraph-properties fo:margin-left="0in" fo:margin-right="0in" fo:margin-top="0in" fo:margin-bottom="0in" fo:line-height="100%" fo:text-indent="0in" style:auto-text-indent="false"/>
    </style:style>
    <style:style style:name="P8" style:family="paragraph" style:parent-style-name="Standard">
      <style:paragraph-properties fo:margin-left="0in" fo:margin-right="0in" fo:margin-top="0in" fo:margin-bottom="0in" fo:line-height="100%" fo:text-indent="0in" style:auto-text-indent="false"/>
      <style:text-properties fo:color="#000000" style:font-name="Georgia" fo:font-size="10.5pt" style:font-size-asian="10.5pt" style:font-name-complex="Times New Roman1" style:font-size-complex="10.5pt"/>
    </style:style>
    <style:style style:name="P9" style:family="paragraph" style:parent-style-name="Standard">
      <style:paragraph-properties fo:margin-top="0in" fo:margin-bottom="0in" fo:line-height="100%"/>
      <style:text-properties style:font-name="Georgia" fo:font-size="10.5pt" style:font-size-asian="10.5pt" style:font-size-complex="10.5pt"/>
    </style:style>
    <style:style style:name="P10" style:family="paragraph" style:parent-style-name="No_20_Spacing" style:master-page-name="Standard">
      <style:paragraph-properties fo:text-align="center" style:justify-single-word="false" style:page-number="auto"/>
      <style:text-properties style:font-name="Georgia" fo:font-size="16pt" style:font-size-asian="16pt" style:font-name-complex="Times New Roman1" style:font-size-complex="16pt"/>
    </style:style>
    <style:style style:name="P11" style:family="paragraph" style:parent-style-name="No_20_Spacing">
      <style:text-properties style:font-name="Georgia" fo:font-size="10.5pt" style:font-size-asian="10.5pt" style:font-name-complex="Times New Roman1" style:font-size-complex="10.5pt"/>
    </style:style>
    <style:style style:name="T1" style:family="text">
      <style:text-properties fo:font-weight="bold" style:font-weight-asian="bold" style:font-name-complex="Times New Roman1"/>
    </style:style>
    <style:style style:name="T2" style:family="text">
      <style:text-properties fo:font-weight="bold" style:font-weight-asian="bold" style:font-name-complex="Times New Roman1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-complex="Times New Roman1"/>
    </style:style>
    <style:style style:name="T5" style:family="text">
      <style:text-properties style:font-name="Georgia" fo:font-size="10.5pt" fo:font-weight="bold" style:font-size-asian="10.5pt" style:font-weight-asian="bold" style:font-name-complex="Times New Roman1" style:font-size-complex="10.5pt"/>
    </style:style>
    <style:style style:name="T6" style:family="text">
      <style:text-properties style:font-name="Georgia" fo:font-size="10.5pt" fo:font-weight="bold" style:font-size-asian="10.5pt" style:font-weight-asian="bold" style:font-name-complex="Times New Roman1" style:font-size-complex="10.5pt" style:font-weight-complex="bold"/>
    </style:style>
    <style:style style:name="T7" style:family="text">
      <style:text-properties style:font-name="Georgia" fo:font-size="10.5pt" style:font-size-asian="10.5pt" style:font-name-complex="Times New Roman1" style:font-size-complex="10.5pt"/>
    </style:style>
    <style:style style:name="T8" style:family="text">
      <style:text-properties fo:color="#000000" style:font-name="Georgia" fo:font-size="10.5pt" style:font-size-asian="10.5pt" style:font-name-complex="Times New Roman1" style:font-size-complex="10.5pt"/>
    </style:style>
    <style:style style:name="T9" style:family="text">
      <style:text-properties fo:color="#000000" style:font-name="Georgia" fo:font-size="10.5pt" fo:language="none" fo:country="none" style:font-name-asian="Georgia" style:font-size-asian="10.5pt" style:language-asian="none" style:country-asian="none" style:font-name-complex="Georgia" style:font-size-complex="10.5pt" style:language-complex="none" style:country-complex="none"/>
    </style:style>
    <style:style style:name="T10" style:family="text">
      <style:text-properties fo:color="#000000" style:font-name="Georgia" fo:font-size="10.5pt" fo:language="none" fo:country="none" fo:font-style="italic" style:font-name-asian="Georgia" style:font-size-asian="10.5pt" style:language-asian="none" style:country-asian="none" style:font-style-asian="italic" style:font-name-complex="Georgia" style:font-size-complex="10.5pt" style:language-complex="none" style:country-complex="none" style:font-style-complex="italic"/>
    </style:style>
    <style:style style:name="T11" style:family="text">
      <style:text-properties fo:font-variant="normal" fo:text-transform="none" fo:color="#000000" style:font-name="Georgia" fo:font-size="10.5pt" fo:letter-spacing="normal" fo:font-style="normal" fo:font-weight="normal" style:font-size-asian="10.5pt" style:font-name-complex="Times New Roman1" style:font-size-complex="10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The Third Option</text:p>
      <text:p text:style-name="P11"/>
      <text:p text:style-name="P1"><text:span text:style-name="T1">Read:</text:span><text:span text:style-name="T4"> Exodus 14</text:span></text:p>
      <text:p text:style-name="P2"/>
      <text:p text:style-name="P5"><text:span text:style-name="T5">Text:</text:span><text:span text:style-name="T8"> </text:span><text:span text:style-name="T9">Psalm 62:5-6 “My soul, wait thou only upon God; for my expecta-tion </text:span><text:span text:style-name="T10">is</text:span><text:span text:style-name="T9"> from him. He only </text:span><text:span text:style-name="T10">is</text:span><text:span text:style-name="T9"> my rock and my salvation: </text:span><text:span text:style-name="T10">he is</text:span><text:span text:style-name="T9"> my defense; I shall not be moved.”</text:span></text:p>
      <text:p text:style-name="P8"/>
      <text:h text:style-name="P5" text:outline-level="3"><text:span text:style-name="T5">Introduction:</text:span><text:span text:style-name="T7"> We may find ourselves in situations that have no good outcomes in sight. <text:s/>The world that we live in will often act as if our options are limited to the choices that they alone present to us. <text:s/>We hear it in the abortion debates all the time. <text:s/>What about the family that can't afford a child? Or what about the unmarried girl found pregnant with an unwanted child? First of all they ignore the options that would have prevented the situation in the first place. May I suggest that abstinence works every time it is tried. <text:s/>There are other options: adoption is only one letter away from abortion. <text:s/>What about the person who has no health insurance? <text:s/>I can promise you that any woman can get absolutely free medical care from the o</text:span><text:span text:style-name="T11">bstetrician,</text:span><text:span text:style-name="T7"> of their choice, when having a baby if they choose adoption. <text:s/>There is usually a third option when making hard choices.</text:span></text:h>
      <text:h text:style-name="P7" text:outline-level="3"><text:span text:style-name="T7"/></text:h>
      <text:h text:style-name="P7" text:outline-level="3"><text:span text:style-name="T6">Moses</text:span><text:span text:style-name="T7"> and the COI were in such a situation in the scriptures that we read. <text:s/>The Egyptian army had them penned in with the waters of the Red Sea in front of them and the every soldier that Pharaoh had, surrounding them, on the other 3 sides. <text:s/>They seemed to have no option but to sur-render back into slavery. <text:s/>The people even said so: “...</text:span><text:span text:style-name="T10">it had been</text:span><text:span text:style-name="T9"> better for us to serve the Egyptians, than that we should die in the wilderness.” <text:s/>The people thought that there was a choice to be made between the bondage of Egypt or death on the bank of the Red Sea. <text:s/>There was a third option: <text:s/>They could trust that God could deliver them. <text:s/>Moses told them that: “The LORD shall fight for you...” then he sent them to bed. <text:s/>He did! Check it out...when he told the waters to roll back; God's response was to send “a strong east wind” which blew all night. <text:s/>The COI could stay awake and worry or go to sleep for it would be several hours before the road would be ready for travel. <text:s/>It was in the morning watch that God began wrecking havoc on the army of Pharaoh as they foolishly followed the COI through the Red Sea. <text:s/>The third option paid off.</text:span></text:h>
      <text:h text:style-name="P7" text:outline-level="3"><text:span text:style-name="T9"/></text:h>
      <text:h text:style-name="P3" text:outline-level="3"><text:span text:style-name="T2">Shadrach, Meshach, and Abednego</text:span><text:span text:style-name="T4"> faced an angry king. <text:s/>He had a great plan for his kingdom. <text:s/>He had built an expensive statue from puri-fied metal smelted right there at the site. <text:s/>He had music and food and it was a festive atmosphere. <text:s/>The crowd included almost every living person in his kingdom. <text:s/>On the agenda was a small religious ceremony where each attendee would be required to bow to this statue that the king had created just for this purpose. <text:s/>It probably never occurred to the king that someone might object...after all they were eating his food and rocking to is music so what's a little old bow going to hurt.</text:span></text:h>
      <text:h text:style-name="P3" text:outline-level="3"><text:span text:style-name="T4"><text:s text:c="2"/>For some reason these three guys didn't bow and the king was angry. <text:s/>Surely there is some mistake so he tells them again, personally what is expected of them but they refuse. “You have a choice.” he tells them “either bow or burn-up in the fiery furnace.” <text:s/>Now these boys didn't have fireproof clothing but they didn't think their options were as limited as the king had proclaimed. <text:s/>“We're not going to bow.” they proclaimed “And we might burn, but you're not in charge of that decision.” <text:s/>They went for option #3. <text:s/>they were fired up but not burned up.</text:span></text:h>
      <text:h text:style-name="P4" text:outline-level="3"><text:span text:style-name="T4"/></text:h>
      <text:p text:style-name="P9"><text:span text:style-name="T3">Daniel</text:span> was faced with a two option offer himself. <text:s/>He was ordered, by the law of the king, not to pray. <text:s/>If he did pray the consequence was to be cast into a den of hungry lions. <text:s/>He didn't hesitate for even the blink of an eye. <text:s/>He immediately enrolled in a class to learn how to tame hungry lions. <text:s/>No he didn't. <text:s/>Daniel, the scripture tells us that he opened his window toward Jerusalem and began to pray “as he did aforetime.” </text:p>
      <text:p text:style-name="P9"><text:s text:c="2"/>“Daniel, you have a choice to make: you can stop your prayer meetings or you can be eaten by hungry lions.” <text:s/>Option #1 wasn't acceptable. <text:s/>Op-tion #2 seemed to be painful. <text:s/>Daniel went for potion #3. <text:s/>He was sleeping with the lions before their breakfast was set to arrive.</text:p>
      <text:p text:style-name="P9"/>
      <text:p text:style-name="P9"><text:span text:style-name="T3">Joseph</text:span> had been abducted and sold into slavery. <text:s/>He kept his head up and worked so well that his owner gave him authority over his entire estate. <text:s/>His master's wife tried to seduce him but he refused. <text:s/>She tried again and he ran. <text:s/></text:p>
      <text:p text:style-name="P9"><text:s text:c="2"/>“Joseph you have a choice to make: <text:s/>You can give in to temptation; I promise you a fun time or you can reject me and I'll say you did it anyway and you'll go to prison for the rest of your life.” <text:s/>Option #1 was reprehens-ible to God so it's not really an option. <text:s/>Option #2 surely isn't on his bucket list. <text:s/>Joseph opted for option #3 and he watched his old temptress stand in his food line.</text:p>
      <text:p text:style-name="P9"/>
      <text:p text:style-name="P9"><text:span text:style-name="T3">Conclude:</text:span> <text:s/>The nest time that satan tries to limit your options by pre-senting a false list of options for your life may I suggest that you reject his list and ask God to show you option #3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Nunito" svg:font-family="Nunito, sans-serif"/>
    <style:font-face style:name="Arial Unicode MS1" svg:font-family="'Arial Unicode MS'" style:font-family-generic="swiss"/>
    <style:font-face style:name="Courier New" svg:font-family="'Courier New'" style:font-family-generic="moder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0835in" fo:line-height="115%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No_20_Spacing" style:display-name="No Spacing" style:family="paragraph" style:default-outline-level="" style:list-style-name="">
      <style:paragraph-properties fo:margin-top="0in" fo:margin-bottom="0in" fo:line-height="100%" fo:orphans="2" fo:widows="2" style:writing-mode="lr-tb"/>
      <style:text-properties style:use-window-font-color="true"/>
    </style:style>
    <style:style style:name="_5b_Normal_5d_" style:display-name="[Normal]" style:family="paragraph">
      <style:paragraph-properties fo:margin-left="0in" fo:margin-right="0in" fo:text-align="start" style:justify-single-word="false" fo:text-indent="0in" style:auto-text-indent="false" style:text-autospace="none" style:writing-mode="lr-tb"/>
      <style:text-properties style:font-name="Arial" fo:font-size="12pt" style:font-name-asian="Arial" style:font-size-asian="12pt" style:font-name-complex="Arial" style:font-size-complex="12pt"/>
    </style:style>
    <style:style style:name="BODY" style:family="paragraph" style:parent-style-name="_5b_Normal_5d_" style:next-style-name="_5b_Normal_5d_">
      <style:text-properties style:font-name="Georgia" style:font-name-asian="Georgia" style:font-name-complex="Georgia"/>
    </style:style>
    <style:style style:name="H1" style:family="paragraph" style:parent-style-name="BODY" style:next-style-name="_5b_Normal_5d_">
      <style:paragraph-properties fo:margin-top="0.111in" fo:margin-bottom="0.222in"/>
      <style:text-properties style:font-name="Arial" fo:font-size="24pt" fo:font-weight="bold" style:font-name-asian="Arial" style:font-size-asian="24pt" style:font-weight-asian="bold" style:font-name-complex="Arial" style:font-size-complex="24pt" style:font-weight-complex="bold"/>
    </style:style>
    <style:style style:name="H2" style:family="paragraph" style:parent-style-name="BODY" style:next-style-name="_5b_Normal_5d_">
      <style:paragraph-properties fo:margin-top="0.0835in" fo:margin-bottom="0.1665in"/>
      <style:text-properties style:font-name="Arial" fo:font-size="18pt" fo:font-weight="bold" style:font-name-asian="Arial" style:font-size-asian="18pt" style:font-weight-asian="bold" style:font-name-complex="Arial" style:font-size-complex="18pt" style:font-weight-complex="bold"/>
    </style:style>
    <style:style style:name="H3" style:family="paragraph" style:parent-style-name="BODY" style:next-style-name="_5b_Normal_5d_">
      <style:paragraph-properties fo:margin-top="0.0646in" fo:margin-bottom="0.1291in"/>
      <style:text-properties style:font-name="Arial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H4" style:family="paragraph" style:parent-style-name="BODY" style:next-style-name="_5b_Normal_5d_">
      <style:paragraph-properties fo:margin-top="0.0508in" fo:margin-bottom="0.1016in"/>
      <style:text-properties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H5" style:family="paragraph" style:parent-style-name="BODY" style:next-style-name="_5b_Normal_5d_">
      <style:paragraph-properties fo:margin-top="0.0417in" fo:margin-bottom="0.0835in"/>
      <style:text-properties style:font-name="Arial" fo:font-size="9pt" fo:font-weight="bold" style:font-name-asian="Arial" style:font-size-asian="9pt" style:font-weight-asian="bold" style:font-name-complex="Arial" style:font-size-complex="9pt" style:font-weight-complex="bold"/>
    </style:style>
    <style:style style:name="H6" style:family="paragraph" style:parent-style-name="BODY" style:next-style-name="_5b_Normal_5d_">
      <style:paragraph-properties fo:margin-top="0.0319in" fo:margin-bottom="0.0646in"/>
      <style:text-properties style:font-name="Arial" fo:font-size="7pt" fo:font-weight="bold" style:font-name-asian="Arial" style:font-size-asian="7pt" style:font-weight-asian="bold" style:font-name-complex="Arial" style:font-size-complex="7pt" style:font-weight-complex="bold"/>
    </style:style>
    <style:style style:name="BLOCKQUOTE" style:family="paragraph" style:parent-style-name="BODY" style:next-style-name="_5b_Normal_5d_">
      <style:paragraph-properties fo:margin-left="0.5in" fo:margin-right="0.5in" fo:text-indent="0in" style:auto-text-indent="false"/>
      <style:text-properties style:font-name="Arial" style:font-name-asian="Arial" style:font-name-complex="Arial"/>
    </style:style>
    <style:style style:name="PRE" style:family="paragraph" style:parent-style-name="_5b_Normal_5d_" style:next-style-name="_5b_Normal_5d_">
      <style:text-properties style:font-name="Courier New" style:font-name-asian="Courier New" style:font-name-complex="Courier New"/>
    </style:style>
    <style:style style:name="CAPTION" style:family="paragraph" style:parent-style-name="_5b_Normal_5d_" style:next-style-name="_5b_Normal_5d_">
      <style:paragraph-properties fo:text-align="center" style:justify-single-word="false"/>
    </style:style>
    <style:style style:name="TH" style:family="paragraph" style:parent-style-name="_5b_Normal_5d_" style:next-style-name="_5b_Normal_5d_">
      <style:paragraph-properties fo:text-align="center" style:justify-single-word="false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B" style:family="text" style:parent-style-name="Default_20_Paragraph_20_Font">
      <style:text-properties fo:font-weight="bold" style:font-weight-asian="bold" style:font-weight-complex="bold"/>
    </style:style>
    <style:style style:name="A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CODE" style:family="text" style:parent-style-name="Default_20_Paragraph_20_Font">
      <style:text-properties style:font-name="Courier New" style:font-name-asian="Courier New" style:font-name-complex="Courier New"/>
    </style:style>
    <style:style style:name="DEL" style:family="text" style:parent-style-name="Default_20_Paragraph_20_Font">
      <style:text-properties style:text-line-through-style="solid"/>
    </style:style>
    <style:style style:name="EM" style:family="text" style:parent-style-name="Default_20_Paragraph_20_Font">
      <style:text-properties fo:font-style="italic" style:font-style-asian="italic" style:font-style-complex="italic"/>
    </style:style>
    <style:style style:name="I" style:family="text" style:parent-style-name="Default_20_Paragraph_20_Font">
      <style:text-properties fo:font-style="italic" style:font-style-asian="italic" style:font-style-complex="italic"/>
    </style:style>
    <style:style style:name="INS" style:family="text" style:parent-style-name="Default_20_Paragraph_20_Font">
      <style:text-properties style:text-underline-style="solid" style:text-underline-width="auto" style:text-underline-color="font-color"/>
    </style:style>
    <style:style style:name="KBD" style:family="text" style:parent-style-name="Default_20_Paragraph_20_Font">
      <style:text-properties style:font-name="Courier New" style:font-name-asian="Courier New" style:font-name-complex="Courier New"/>
    </style:style>
    <style:style style:name="MARK" style:family="text" style:parent-style-name="Default_20_Paragraph_20_Font">
      <style:text-properties fo:background-color="#ffff00"/>
    </style:style>
    <style:style style:name="S" style:family="text" style:parent-style-name="Default_20_Paragraph_20_Font">
      <style:text-properties style:text-line-through-style="solid"/>
    </style:style>
    <style:style style:name="SAMP" style:family="text" style:parent-style-name="Default_20_Paragraph_20_Font">
      <style:text-properties style:font-name="Courier New" style:font-name-asian="Courier New" style:font-name-complex="Courier New"/>
    </style:style>
    <style:style style:name="STRIKE" style:family="text" style:parent-style-name="Default_20_Paragraph_20_Font">
      <style:text-properties style:text-line-through-style="solid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TT" style:family="text" style:parent-style-name="Default_20_Paragraph_20_Font">
      <style:text-properties style:font-name="Courier New" style:font-name-asian="Courier New" style:font-name-complex="Courier New"/>
    </style:style>
    <style:style style:name="U" style:family="text" style:parent-style-name="Default_20_Paragraph_20_Font">
      <style:text-properties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in" fo:page-height="8.5in" style:num-format="1" style:print-orientation="landscape" fo:margin-top="0.5in" fo:margin-bottom="0.5in" fo:margin-left="0.5in" fo:margin-right="0.5in" style:writing-mode="lr-tb" style:layout-grid-color="#c0c0c0" style:layout-grid-lines="3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columns fo:column-count="2" fo:column-gap="0.5in">
          <style:column style:rel-width="32767*" fo:start-indent="0in" fo:end-indent="0.25in"/>
          <style:column style:rel-width="32768*" fo:start-indent="0.25in" fo:end-indent="0in"/>
        </style:columns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ice MD pc</meta:initial-creator>
    <dc:creator>Joel Tice</dc:creator>
    <meta:editing-cycles>14</meta:editing-cycles>
    <meta:creation-date>2014-03-28T17:34:00</meta:creation-date>
    <dc:date>2022-09-01T14:07:58.34</dc:date>
    <meta:editing-duration>P1DT22H29M13S</meta:editing-duration>
    <meta:generator>OpenOffice/4.1.3$Win32 OpenOffice.org_project/413m1$Build-9783</meta:generator>
    <meta:document-statistic meta:table-count="0" meta:image-count="0" meta:object-count="0" meta:page-count="1" meta:paragraph-count="12" meta:word-count="914" meta:character-count="4898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